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Palatino-Roman" svg:font-family="Palatino-Roman"/>
    <style:font-face style:name="Palatino" svg:font-family="Palatino" style:font-family-generic="roman"/>
    <style:font-face style:name="Lucida Sans1" svg:font-family="'Lucida Sans'" style:font-family-generic="swiss"/>
    <style:font-face style:name="Palatino1" svg:font-family="Palatino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officeooo:paragraph-rsid="00168d74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Palatino1" fo:font-size="18pt" officeooo:paragraph-rsid="00168d74" style:font-size-asian="18pt" style:font-size-complex="18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Palatino1" officeooo:paragraph-rsid="00168d74"/>
    </style:style>
    <style:style style:name="T1" style:family="text">
      <style:text-properties fo:font-variant="normal" fo:text-transform="none" fo:color="#000000" style:font-name="Palatino-Roman" fo:font-size="11.3000001907349pt" fo:letter-spacing="normal" fo:font-style="normal" fo:font-weight="normal"/>
    </style:style>
    <style:style style:name="T2" style:family="text">
      <style:text-properties fo:font-variant="normal" fo:text-transform="none" fo:color="#000000" style:font-name="Palatino-Roman" fo:font-size="11.3000001907349pt" fo:letter-spacing="normal" fo:font-style="normal" fo:font-weight="normal" officeooo:rsid="00168d74"/>
    </style:style>
    <style:style style:name="T3" style:family="text">
      <style:text-properties fo:font-variant="normal" fo:text-transform="none" fo:color="#000000" style:font-name="Palatino-Roman" fo:letter-spacing="normal" fo:font-style="normal" fo:font-weight="normal"/>
    </style:style>
    <style:style style:name="T4" style:family="text">
      <style:text-properties fo:font-variant="normal" fo:text-transform="none" fo:color="#000000" style:font-name="Palatino-Roman" fo:letter-spacing="normal" fo:font-style="normal" fo:font-weight="normal" officeooo:rsid="00168d74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168d74"/>
    </style:style>
    <style:style style:name="T7" style:family="text">
      <style:text-properties fo:font-variant="normal" fo:text-transform="none" fo:color="#000000" fo:font-size="11.3000001907349pt" fo:letter-spacing="normal" fo:font-style="normal" fo:font-weight="normal"/>
    </style:style>
    <style:style style:name="T8" style:family="text">
      <style:text-properties fo:font-variant="normal" fo:text-transform="none" fo:color="#000000" fo:font-size="11.3000001907349pt" fo:letter-spacing="normal" fo:font-style="normal" fo:font-weight="normal" officeooo:rsid="00168d74"/>
    </style:style>
    <style:style style:name="T9" style:family="text">
      <style:text-properties fo:font-variant="normal" fo:text-transform="none" fo:color="#000000" style:font-name="Palatino1" fo:font-size="11.3000001907349pt" fo:letter-spacing="normal" fo:font-style="normal" fo:font-weight="normal"/>
    </style:style>
    <style:style style:name="T10" style:family="text">
      <style:text-properties fo:font-variant="normal" fo:text-transform="none" fo:color="#000000" style:font-name="Palatino1" fo:font-size="11.3000001907349pt" fo:letter-spacing="normal" fo:font-style="normal" fo:font-weight="normal" officeooo:rsid="00168d74"/>
    </style:style>
    <style:style style:name="T11" style:family="text">
      <style:text-properties fo:color="#000000" style:font-name="Palatino-Roman" fo:font-size="11.3000001907349pt" fo:letter-spacing="normal" fo:font-style="italic" fo:font-weight="normal"/>
    </style:style>
    <style:style style:name="T12" style:family="text">
      <style:text-properties fo:color="#000000" fo:font-size="11.3000001907349pt" fo:letter-spacing="normal" fo:font-style="italic" fo:font-weight="normal"/>
    </style:style>
    <style:style style:name="T13" style:family="text">
      <style:text-properties officeooo:rsid="00168d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SUMMER NEW COVENANT </text:span><text:span text:style-name="T5">CLASS STUDY</text:span></text:p>
      <text:p text:style-name="P3"><text:span text:style-name="T7"/></text:p>
      <text:p text:style-name="P3"><text:span text:style-name="T7">We decided that we will continue to meet on electronically ZOOM for the time being since a majority of our class is in the Covid-19 susceptible group.  </text:span></text:p>
      <text:p text:style-name="P3"><text:span text:style-name="T7"/></text:p>
      <text:p text:style-name="P3"><text:span text:style-name="T7">We will be discussing next Eugene Peterson’s </text:span><text:span text:style-name="T12">Where Your Treasure Is </text:span><text:span text:style-name="T7">(a study of various Psalms).  Get your own copy from Amazon (used $6-8 with postage; new copies are $13.49).  </text:span></text:p>
      <text:p text:style-name="P3"><text:span text:style-name="T7"/></text:p>
      <text:p text:style-name="P1"><text:span text:style-name="T10">On May 31, w</text:span><text:span text:style-name="T9">e will </text:span><text:span text:style-name="T10">begin with</text:span><text:span text:style-name="T9"> a peek </text:span><text:span text:style-name="T10">preview of</text:span><text:span text:style-name="T9"> the preface and Psalm 2, but we won’t start the study until the following week, when Norrie Friesen will lead on Ch. 2.  Jim O’Donnell will subsequently lead Psalm 87.  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Palatino-Roman" svg:font-family="Palatino-Roman"/>
    <style:font-face style:name="Palatino" svg:font-family="Palatino" style:font-family-generic="roman"/>
    <style:font-face style:name="Lucida Sans1" svg:font-family="'Lucida Sans'" style:font-family-generic="swiss"/>
    <style:font-face style:name="Palatino1" svg:font-family="Palatino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alatin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Palatino" fo:font-family="Palatino" style:font-family-generic="roman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Palatino" fo:font-family="Palatino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Palatino" fo:font-family="Palatino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" fo:font-family="Palatino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9T08:16:35.864935176</meta:creation-date>
    <dc:date>2020-05-29T08:52:29.020282637</dc:date>
    <meta:editing-duration>PT35M53S</meta:editing-duration>
    <meta:editing-cycles>1</meta:editing-cycles>
    <meta:document-statistic meta:table-count="0" meta:image-count="0" meta:object-count="0" meta:page-count="1" meta:paragraph-count="4" meta:word-count="103" meta:character-count="578" meta:non-whitespace-character-count="471"/>
    <meta:generator>LibreOffice/6.3.2.2$MacOSX_X86_64 LibreOffice_project/98b30e735bda24bc04ab42594c85f7fd8be07b9c</meta:generator>
  </office:meta>
</office:document-meta>
</file>